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gr5" style:family="graphic" style:parent-style-name="standard">
      <style:graphic-properties draw:stroke="none" svg:stroke-color="#000000" draw:fill="none" draw:fill-color="#ffffff" fo:min-height="0.25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office:forms form:automatic-focus="false" form:apply-design-mode="false"/>
        <draw:custom-shape draw:style-name="gr1" draw:text-style-name="P2" draw:id="id2" draw:layer="layout" svg:width="3cm" svg:height="1cm" svg:x="3cm" svg:y="11cm">
          <text:p text:style-name="P1">Emular</text:p>
          <text:p text:style-name="P1">microprocessad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cm" svg:height="1cm" svg:x="3cm" svg:y="12.5cm">
          <text:p text:style-name="P1">Emular víde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cm" svg:height="1cm" svg:x="3cm" svg:y="14cm">
          <text:p text:style-name="P1">Emular so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cm" svg:height="1cm" svg:x="3cm" svg:y="15.5cm">
          <text:p text:style-name="P1">Emular outros<text:line-break/>dispositivo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cm" svg:height="1cm" svg:x="3cm" svg:y="17cm">
          <text:p text:style-name="P1">Receber entrada</text:p>
          <text:p text:style-name="P1">de teclad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" draw:layer="layout" svg:width="3cm" svg:height="2cm" svg:x="3cm" svg:y="18.5cm">
          <text:p text:style-name="P1">Temporizador<text:line-break/>sincronizado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2" draw:layer="layout" svg:x1="4.5cm" svg:y1="12cm" svg:x2="4.5cm" svg:y2="12.5cm">
          <text:p text:style-name="P3"/>
        </draw:line>
        <draw:line draw:style-name="gr2" draw:text-style-name="P2" draw:layer="layout" svg:x1="4.5cm" svg:y1="13.5cm" svg:x2="4.5cm" svg:y2="14cm">
          <text:p text:style-name="P3"/>
        </draw:line>
        <draw:line draw:style-name="gr2" draw:text-style-name="P2" draw:layer="layout" svg:x1="4.5cm" svg:y1="15cm" svg:x2="4.5cm" svg:y2="15.5cm">
          <text:p text:style-name="P3"/>
        </draw:line>
        <draw:line draw:style-name="gr2" draw:text-style-name="P2" draw:layer="layout" svg:x1="4.5cm" svg:y1="16.5cm" svg:x2="4.5cm" svg:y2="17cm">
          <text:p text:style-name="P3"/>
        </draw:line>
        <draw:line draw:style-name="gr2" draw:text-style-name="P2" draw:layer="layout" svg:x1="4.5cm" svg:y1="18cm" svg:x2="4.5cm" svg:y2="18.5cm">
          <text:p text:style-name="P3"/>
        </draw:line>
        <draw:connector draw:style-name="gr3" draw:text-style-name="P2" draw:layer="layout" draw:line-skew="0cm -0.5cm" svg:x1="4.499cm" svg:y1="20.5cm" svg:x2="3cm" svg:y2="19.499cm" draw:start-shape="id1" draw:start-glue-point="6" draw:end-shape="id1" draw:end-glue-point="5">
          <text:p text:style-name="P3"/>
        </draw:connector>
        <draw:connector draw:style-name="gr3" draw:text-style-name="P2" draw:layer="layout" draw:line-skew="0.499cm" svg:x1="6cm" svg:y1="19.499cm" svg:x2="4.499cm" svg:y2="11cm" draw:start-shape="id1" draw:start-glue-point="7" draw:end-shape="id2" draw:end-glue-point="4">
          <text:p text:style-name="P3"/>
        </draw:connector>
        <draw:frame draw:style-name="gr4" draw:text-style-name="P3" draw:layer="layout" svg:width="1.5cm" svg:height="0.75cm" svg:x="4.5cm" svg:y="20.5cm">
          <draw:text-box>
            <text:p text:style-name="P3">Não</text:p>
          </draw:text-box>
        </draw:frame>
        <draw:frame draw:style-name="gr5" draw:text-style-name="P3" draw:layer="layout" svg:width="1.5cm" svg:height="0.621cm" svg:x="6cm" svg:y="19cm">
          <draw:text-box>
            <text:p text:style-name="P3">Sim</text:p>
          </draw:text-box>
        </draw:frame>
        <draw:custom-shape draw:style-name="gr6" draw:text-style-name="P2" draw:layer="layout" svg:width="7cm" svg:height="12cm" svg:x="1cm" svg:y="10cm">
          <text:p text:style-name="P3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pt" style:country-asian="BR" style:font-family-complex="Tahoma" style:font-family-generic-complex="system" style:font-pitch-complex="variable" style:font-size-complex="24pt" style:language-complex="pt" style:country-complex="B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9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initial-creator>andre</meta:initial-creator>
    <meta:creation-date>2006-09-09T15:21:10</meta:creation-date>
    <dc:creator>andre</dc:creator>
    <dc:date>2006-09-09T15:35:02</dc:date>
    <dc:language>pt-BR</dc:language>
    <meta:editing-cycles>2</meta:editing-cycles>
    <meta:editing-duration>PT13M54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